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gr1" style:family="graphic">
      <style:graphic-properties draw:textarea-horizontal-align="justify" draw:textarea-vertical-align="middle" draw:auto-grow-height="false" fo:min-height="1.905cm" fo:min-width="2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909cm" fo:min-width="2.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355cm" fo:min-width="2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907cm" fo:min-width="2.1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143cm" fo:min-width="2.5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196cm" fo:min-width="2.7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2.249cm" fo:min-width="2.7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2.328cm" fo:min-width="2.5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Şekil1" draw:style-name="gr1" draw:text-style-name="P1" svg:width="2.197cm" svg:height="1.906cm" svg:x="7.389cm" svg:y="-0.252cm"><text:p text:style-name="P1"><text:span text:style-name="T1">Kadir</text:span></text:p><draw:enhanced-geometry svg:viewBox="0 0 21600 21600" draw:type="rectangle" draw:enhanced-path="M 0 0 L 21600 0 21600 21600 0 21600 0 0 Z N"/></draw:custom-shape><draw:custom-shape text:anchor-type="paragraph" draw:z-index="1" draw:name="Şekil1" draw:style-name="gr1" draw:text-style-name="P1" svg:width="2.197cm" svg:height="1.906cm" svg:x="6.886cm" svg:y="10.543cm"><text:p text:style-name="P1"><text:span text:style-name="T1">Ömer</text:span></text:p><draw:enhanced-geometry svg:viewBox="0 0 21600 21600" draw:type="rectangle" draw:enhanced-path="M 0 0 L 21600 0 21600 21600 0 21600 0 0 Z N"/></draw:custom-shape><draw:custom-shape text:anchor-type="paragraph" draw:z-index="2" draw:name="Şekil1" draw:style-name="gr1" draw:text-style-name="P1" svg:width="2.197cm" svg:height="1.906cm" svg:x="2.097cm" svg:y="3.082cm"><text:p text:style-name="P1"><text:span text:style-name="T1">Ahmet</text:span></text:p><draw:enhanced-geometry svg:viewBox="0 0 21600 21600" draw:type="rectangle" draw:enhanced-path="M 0 0 L 21600 0 21600 21600 0 21600 0 0 Z N"/></draw:custom-shape><draw:custom-shape text:anchor-type="paragraph" draw:z-index="3" draw:name="Şekil1" draw:style-name="gr2" draw:text-style-name="P1" svg:width="2.2cm" svg:height="1.909cm" svg:x="12.628cm" svg:y="3.082cm"><text:p text:style-name="P1"><text:span text:style-name="T1">Ayşe</text:span></text:p><draw:enhanced-geometry svg:viewBox="0 0 21600 21600" draw:type="rectangle" draw:enhanced-path="M 0 0 L 21600 0 21600 21600 0 21600 0 0 Z N"/></draw:custom-shape><draw:custom-shape text:anchor-type="paragraph" draw:z-index="4" draw:name="Şekil1" draw:style-name="gr3" draw:text-style-name="P1" svg:width="2.197cm" svg:height="2.356cm" svg:x="-0.707cm" svg:y="6.336cm"><text:p text:style-name="P1"><text:span text:style-name="T1">Yavuz</text:span></text:p><draw:enhanced-geometry svg:viewBox="0 0 21600 21600" draw:type="rectangle" draw:enhanced-path="M 0 0 L 21600 0 21600 21600 0 21600 0 0 Z N"/></draw:custom-shape><draw:custom-shape text:anchor-type="paragraph" draw:z-index="5" draw:name="Şekil1" draw:style-name="gr4" draw:text-style-name="P1" svg:width="2.199cm" svg:height="1.908cm" svg:x="14.744cm" svg:y="6.23cm"><text:p text:style-name="P1"><text:span text:style-name="T1">İklim</text:span></text:p><draw:enhanced-geometry svg:viewBox="0 0 21600 21600" draw:type="rectangle" draw:enhanced-path="M 0 0 L 21600 0 21600 21600 0 21600 0 0 Z N"/></draw:custom-shape><draw:custom-shape text:anchor-type="paragraph" draw:z-index="6" draw:name="Şekil1" draw:style-name="gr5" draw:text-style-name="P1" svg:width="2.567cm" svg:height="2.144cm" svg:x="9.003cm" svg:y="14.326cm"><text:p text:style-name="P1"><text:span text:style-name="T1">Fatma</text:span></text:p><draw:enhanced-geometry svg:viewBox="0 0 21600 21600" draw:type="rectangle" draw:enhanced-path="M 0 0 L 21600 0 21600 21600 0 21600 0 0 Z N"/></draw:custom-shape><draw:custom-shape text:anchor-type="paragraph" draw:z-index="7" draw:name="Şekil1" draw:style-name="gr6" draw:text-style-name="P1" svg:width="2.726cm" svg:height="2.197cm" svg:x="4.77cm" svg:y="14.379cm"><text:p text:style-name="P1"><text:span text:style-name="T1">Mehmet</text:span></text:p><draw:enhanced-geometry svg:viewBox="0 0 21600 21600" draw:type="rectangle" draw:enhanced-path="M 0 0 L 21600 0 21600 21600 0 21600 0 0 Z N"/></draw:custom-shape><draw:custom-shape text:anchor-type="paragraph" draw:z-index="8" draw:name="Şekil1" draw:style-name="gr2" draw:text-style-name="P1" svg:width="2.2cm" svg:height="1.909cm" svg:x="2.732cm" svg:y="10.569cm"><text:p text:style-name="P1"><text:span text:style-name="T1">Yunus</text:span></text:p><draw:enhanced-geometry svg:viewBox="0 0 21600 21600" draw:type="rectangle" draw:enhanced-path="M 0 0 L 21600 0 21600 21600 0 21600 0 0 Z N"/></draw:custom-shape><draw:custom-shape text:anchor-type="paragraph" draw:z-index="9" draw:name="Şekil1" draw:style-name="gr7" draw:text-style-name="P1" svg:width="2.779cm" svg:height="2.25cm" svg:x="4.717cm" svg:y="6.389cm"><text:p text:style-name="P1"><text:span text:style-name="T1">Nisanur</text:span></text:p><draw:enhanced-geometry svg:viewBox="0 0 21600 21600" draw:type="rectangle" draw:enhanced-path="M 0 0 L 21600 0 21600 21600 0 21600 0 0 Z N"/></draw:custom-shape><draw:custom-shape text:anchor-type="paragraph" draw:z-index="10" draw:name="Şekil1" draw:style-name="gr4" draw:text-style-name="P1" svg:width="2.199cm" svg:height="1.908cm" svg:x="10.114cm" svg:y="6.309cm"><text:p text:style-name="P1"><text:span text:style-name="T1">İsmail</text:span></text:p><draw:enhanced-geometry svg:viewBox="0 0 21600 21600" draw:type="rectangle" draw:enhanced-path="M 0 0 L 21600 0 21600 21600 0 21600 0 0 Z N"/></draw:custom-shape><draw:custom-shape text:anchor-type="paragraph" draw:z-index="11" draw:name="Şekil1" draw:style-name="gr8" draw:text-style-name="P1" svg:width="2.514cm" svg:height="2.329cm" svg:x="1.78cm" svg:y="6.336cm"><text:p text:style-name="P1"><text:span text:style-name="T1">Mahmut</text:span></text:p><draw:enhanced-geometry svg:viewBox="0 0 21600 21600" draw:type="rectangle" draw:enhanced-path="M 0 0 L 21600 0 21600 21600 0 21600 0 0 Z N"/></draw:custom-shape><draw:line text:anchor-type="paragraph" draw:z-index="12" draw:name="Şekil2" draw:style-name="gr9" draw:text-style-name="P2" svg:x1="7.389cm" svg:y1="1.653cm" svg:x2="4.293cm" svg:y2="3.082cm"><text:p/></draw:line><draw:line text:anchor-type="paragraph" draw:z-index="13" draw:name="Şekil4" draw:style-name="gr9" draw:text-style-name="P2" svg:x1="9.585cm" svg:y1="1.653cm" svg:x2="12.628cm" svg:y2="3.082cm"><text:p/></draw:line><draw:line text:anchor-type="paragraph" draw:z-index="14" draw:name="Şekil5" draw:style-name="gr9" draw:text-style-name="P2" svg:x1="2.097cm" svg:y1="4.987cm" svg:x2="0.377cm" svg:y2="6.336cm"><text:p/></draw:line><draw:line text:anchor-type="paragraph" draw:z-index="15" draw:name="Şekil6" draw:style-name="gr9" draw:text-style-name="P2" svg:x1="3.129cm" svg:y1="4.987cm" svg:x2="3.129cm" svg:y2="6.336cm"><text:p/></draw:line><draw:line text:anchor-type="paragraph" draw:z-index="16" draw:name="Şekil7" draw:style-name="gr9" draw:text-style-name="P2" svg:x1="4.293cm" svg:y1="4.987cm" svg:x2="5.748cm" svg:y2="6.389cm"><text:p/></draw:line><draw:line text:anchor-type="paragraph" draw:z-index="17" draw:name="Şekil8" draw:style-name="gr9" draw:text-style-name="P2" svg:x1="12.628cm" svg:y1="4.99cm" svg:x2="11.252cm" svg:y2="6.309cm"><text:p/></draw:line><draw:line text:anchor-type="paragraph" draw:z-index="18" draw:name="Şekil9" draw:style-name="gr9" draw:text-style-name="P2" svg:x1="14.827cm" svg:y1="4.99cm" svg:x2="15.855cm" svg:y2="6.23cm"><text:p/></draw:line><draw:line text:anchor-type="paragraph" draw:z-index="19" draw:name="Şekil10" draw:style-name="gr9" draw:text-style-name="P2" svg:x1="5.748cm" svg:y1="8.296cm" svg:x2="3.711cm" svg:y2="10.57cm"><text:p/></draw:line><draw:line text:anchor-type="paragraph" draw:z-index="20" draw:name="Şekil11" draw:style-name="gr9" draw:text-style-name="P2" svg:x1="5.96cm" svg:y1="8.296cm" svg:x2="8.05cm" svg:y2="10.543cm"><text:p/></draw:line><draw:line text:anchor-type="paragraph" draw:z-index="21" draw:name="Şekil12" draw:style-name="gr9" draw:text-style-name="P2" svg:x1="8.05cm" svg:y1="12.448cm" svg:x2="5.96cm" svg:y2="14.379cm"><text:p/></draw:line><draw:line text:anchor-type="paragraph" draw:z-index="22" draw:name="Şekil13" draw:style-name="gr9" draw:text-style-name="P2" svg:x1="8.289cm" svg:y1="12.448cm" svg:x2="10.22cm" svg:y2="14.32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6:32:09.375851838</meta:creation-date>
    <dc:date>2019-12-31T16:47:08.062516270</dc:date>
    <meta:editing-duration>PT4M1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